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alone Global University (MGU)</text:h>
      <text:p text:style-name="Text_20_body"><text:span text:style-name="Strong_20_Emphasis">Departments and Community Resources Whitepaper</text:span></text:p>
      <text:p text:style-name="Text_20_body"><text:span text:style-name="Strong_20_Emphasis">Prepared by:</text:span> Malone Global University — Web &amp; Academic Affairs Team<text:line-break/><text:span text:style-name="Strong_20_Emphasis">Date:</text:span> August 22, 2025<text:line-break/><text:span text:style-name="Strong_20_Emphasis">Revision:</text:span> 1.0</text:p>
      <text:h text:style-name="Heading_20_2" text:outline-level="2">Executive Summary</text:h>
      <text:p text:style-name="Text_20_body">Malone Global University (MGU) is a sovereign, private-sector education initiative designed to deliver interdisciplinary learning, practical training, and cultural engagement at scale. This whitepaper outlines MGU’s academic department framework, community resources, and future development initiatives. It provides faculty, students, and external stakeholders with a unified reference for navigating MGU’s intellectual and digital infrastructure.</text:p>
      <text:p text:style-name="Text_20_body">MGU’s design is rooted in modularity. Each department and community resource is mirrored in the underlying file architecture (<text:span text:style-name="Source_20_Text">C:/mgu</text:span>), ensuring operational transparency, digital continuity, and extensibility.</text:p>
      <text:h text:style-name="Heading_20_2" text:outline-level="2">1. Academic Departments</text:h>
      <text:p text:style-name="Text_20_body">MGU’s academic delivery is compartmentalized into specialized departments, each housed under <text:span text:style-name="Source_20_Text">C:/mgu/department/</text:span>.</text:p>
      <text:h text:style-name="Heading_20_3" text:outline-level="3">1.1 Department of Political Philosophy, Debate, and Law (PPDL)</text:h>
      <text:list xml:id="list1298997877817233246" text:style-name="L1">
        <text:list-item>
          <text:p text:style-name="P4"><text:span text:style-name="Strong_20_Emphasis">Focus Areas:</text:span> Political theory, constitutional law, international law, philosophy, applied debate.</text:p>
        </text:list-item>
        <text:list-item>
          <text:p text:style-name="P4"><text:span text:style-name="Strong_20_Emphasis">Programs:</text:span> JD/LLM equivalents, political science tracks, debate society.</text:p>
        </text:list-item>
        <text:list-item>
          <text:p text:style-name="P4"><text:span text:style-name="Strong_20_Emphasis">Resources:</text:span> Pro Bono Clinics, Moot Court Competitions, Debate Forums (<text:span text:style-name="Source_20_Text">department/ppdl/</text:span>).</text:p>
        </text:list-item>
      </text:list>
      <text:h text:style-name="Heading_20_3" text:outline-level="3">1.2 Department of Science</text:h>
      <text:list xml:id="list6138981922738461390" text:style-name="L2">
        <text:list-item>
          <text:p text:style-name="P5"><text:span text:style-name="Strong_20_Emphasis">Focus Areas:</text:span> Physics (classical &amp; modern), chemistry, biology, cosmology.</text:p>
        </text:list-item>
        <text:list-item>
          <text:p text:style-name="P5"><text:span text:style-name="Strong_20_Emphasis">Programs:</text:span> BSc, MSc, PhD.</text:p>
        </text:list-item>
        <text:list-item>
          <text:p text:style-name="P5"><text:span text:style-name="Strong_20_Emphasis">Resources:</text:span> Research Labs, Field Study Programs, Outreach Initiatives (<text:span text:style-name="Source_20_Text">department/science/</text:span>).</text:p>
        </text:list-item>
      </text:list>
      <text:h text:style-name="Heading_20_3" text:outline-level="3">1.3 Department of Mathematics</text:h>
      <text:list xml:id="list1656446918158421487" text:style-name="L3">
        <text:list-item>
          <text:p text:style-name="P6"><text:span text:style-name="Strong_20_Emphasis">Focus Areas:</text:span> Algebra, calculus, trigonometry, statistics, linear algebra, differentials.</text:p>
        </text:list-item>
        <text:list-item>
          <text:p text:style-name="P6"><text:span text:style-name="Strong_20_Emphasis">Programs:</text:span> Academic degrees, applied research seminars.</text:p>
        </text:list-item>
        <text:list-item>
          <text:p text:style-name="P6"><text:span text:style-name="Strong_20_Emphasis">Resources:</text:span> Math Research Lab, Tutoring Services (<text:span text:style-name="Source_20_Text">department/math/</text:span>).</text:p>
        </text:list-item>
      </text:list>
      <text:h text:style-name="Heading_20_3" text:outline-level="3"><text:soft-page-break/>1.4 Department of Information Technology (IT)</text:h>
      <text:list xml:id="list5563093563778237830" text:style-name="L4">
        <text:list-item>
          <text:p text:style-name="P7"><text:span text:style-name="Strong_20_Emphasis">Focus Areas:</text:span> Computer science, AI, cybersecurity, software/web engineering, networking.</text:p>
        </text:list-item>
        <text:list-item>
          <text:p text:style-name="P7"><text:span text:style-name="Strong_20_Emphasis">Programs:</text:span> Technical certificates, bachelor’s/graduate programs.</text:p>
        </text:list-item>
        <text:list-item>
          <text:p text:style-name="P7"><text:span text:style-name="Strong_20_Emphasis">Resources:</text:span> Experimental Labs, Hackathons, Online Stacks (<text:span text:style-name="Source_20_Text">department/IT/</text:span>).</text:p>
        </text:list-item>
      </text:list>
      <text:h text:style-name="Heading_20_3" text:outline-level="3">1.5 Department of Business, Economics, and Finance (EBF)</text:h>
      <text:list xml:id="list7125368638825104424" text:style-name="L5">
        <text:list-item>
          <text:p text:style-name="P8"><text:span text:style-name="Strong_20_Emphasis">Focus Areas:</text:span> Micro/macro economics, finance, entrepreneurship, corporate strategy.</text:p>
        </text:list-item>
        <text:list-item>
          <text:p text:style-name="P8"><text:span text:style-name="Strong_20_Emphasis">Programs:</text:span> BBA, MBA, Executive Education.</text:p>
        </text:list-item>
        <text:list-item>
          <text:p text:style-name="P8"><text:span text:style-name="Strong_20_Emphasis">Resources:</text:span> Incubator Programs, Case Study Labs, Consulting Practicums (<text:span text:style-name="Source_20_Text">department/ebf/</text:span>).</text:p>
        </text:list-item>
      </text:list>
      <text:h text:style-name="Heading_20_3" text:outline-level="3">1.6 Department of Arts &amp; Communication</text:h>
      <text:list xml:id="list3507702266237651762" text:style-name="L6">
        <text:list-item>
          <text:p text:style-name="P9"><text:span text:style-name="Strong_20_Emphasis">Focus Areas:</text:span> Digital media, multimedia production, film, journalism, cultural studies.</text:p>
        </text:list-item>
        <text:list-item>
          <text:p text:style-name="P9"><text:span text:style-name="Strong_20_Emphasis">Programs:</text:span> Digital Arts Degrees, Communication &amp; Media Studies.</text:p>
        </text:list-item>
        <text:list-item>
          <text:p text:style-name="P9"><text:span text:style-name="Strong_20_Emphasis">Resources:</text:span> Studio Labs, Community Media Archives (<text:span text:style-name="Source_20_Text">department/art/</text:span> &amp; <text:span text:style-name="Source_20_Text">department/communication/</text:span>).</text:p>
        </text:list-item>
      </text:list>
      <text:h text:style-name="Heading_20_3" text:outline-level="3">1.7 Department of Religion</text:h>
      <text:list xml:id="list7313020156625140291" text:style-name="L7">
        <text:list-item>
          <text:p text:style-name="P10"><text:span text:style-name="Strong_20_Emphasis">Focus Areas:</text:span> Comparative studies (Abrahamic, African, Asian, Pagan, etc.).</text:p>
        </text:list-item>
        <text:list-item>
          <text:p text:style-name="P10"><text:span text:style-name="Strong_20_Emphasis">Programs:</text:span> Theology tracks, cultural anthropology electives.</text:p>
        </text:list-item>
        <text:list-item>
          <text:p text:style-name="P10"><text:span text:style-name="Strong_20_Emphasis">Resources:</text:span> Global Religion Archives (<text:span text:style-name="Source_20_Text">department/religion/</text:span>).</text:p>
        </text:list-item>
      </text:list>
      <text:h text:style-name="Heading_20_3" text:outline-level="3">1.8 K-12 and Remedial Studies</text:h>
      <text:list xml:id="list1592301792763008291" text:style-name="L8">
        <text:list-item>
          <text:p text:style-name="P11"><text:span text:style-name="Strong_20_Emphasis">Focus Areas:</text:span> Foundational education for children and adults.</text:p>
        </text:list-item>
        <text:list-item>
          <text:p text:style-name="P11"><text:span text:style-name="Strong_20_Emphasis">Programs:</text:span> Literacy, numeracy, bridging courses.</text:p>
        </text:list-item>
        <text:list-item>
          <text:p text:style-name="P11"><text:span text:style-name="Strong_20_Emphasis">Resources:</text:span> Prep Academy (<text:span text:style-name="Source_20_Text">department/k-12/</text:span>).</text:p>
        </text:list-item>
      </text:list>
      <text:h text:style-name="Heading_20_2" text:outline-level="2">2. Community Resources</text:h>
      <text:p text:style-name="Text_20_body">Community resources extend beyond academics, located under <text:span text:style-name="Source_20_Text">C:/mgu/community/</text:span> and <text:span text:style-name="Source_20_Text">C:/mgu/library/</text:span>.</text:p>
      <text:h text:style-name="Heading_20_3" text:outline-level="3">2.1 Library &amp; Knowledge Systems</text:h>
      <text:list xml:id="list7087190434160418297" text:style-name="L9">
        <text:list-item>
          <text:p text:style-name="P12"><text:span text:style-name="Strong_20_Emphasis">Digital Library:</text:span> Encyclopedia, Dictionary, Wiki, Black Papers, Whitepapers (<text:span text:style-name="Source_20_Text">library/</text:span>).</text:p>
        </text:list-item>
        <text:list-item>
          <text:p text:style-name="P12"><text:span text:style-name="Strong_20_Emphasis">Special Collections:</text:span> <text:span text:style-name="Emphasis">Malonicus Rex Educare</text:span> (foundational primer by Joseph Malone).</text:p>
        </text:list-item>
        <text:list-item>
          <text:p text:style-name="P12"><text:span text:style-name="Strong_20_Emphasis">Research Assistance:</text:span> Reference desk, metadata services, parser logs.</text:p>
        </text:list-item>
      </text:list>
      <text:h text:style-name="Heading_20_3" text:outline-level="3"><text:soft-page-break/>2.2 Engagement Platforms</text:h>
      <text:list xml:id="list2352016803792776028" text:style-name="L10">
        <text:list-item>
          <text:p text:style-name="P13"><text:span text:style-name="Strong_20_Emphasis">Civic Center:</text:span> Public forums on governance &amp; pressing issues.</text:p>
        </text:list-item>
        <text:list-item>
          <text:p text:style-name="P13"><text:span text:style-name="Strong_20_Emphasis">Commons:</text:span> General chat boards.</text:p>
        </text:list-item>
        <text:list-item>
          <text:p text:style-name="P13"><text:span text:style-name="Strong_20_Emphasis">DevBlog:</text:span> System changelogs &amp; technical journal (<text:span text:style-name="Source_20_Text">community/devblog/</text:span>).</text:p>
        </text:list-item>
        <text:list-item>
          <text:p text:style-name="P13"><text:span text:style-name="Strong_20_Emphasis">Malone Panther:</text:span> Cultural editorial, African American focus.</text:p>
        </text:list-item>
        <text:list-item>
          <text:p text:style-name="P13"><text:span text:style-name="Strong_20_Emphasis">MGU Report:</text:span> Finance, technology, and geopolitics coverage.</text:p>
        </text:list-item>
        <text:list-item>
          <text:p text:style-name="P13"><text:span text:style-name="Strong_20_Emphasis">Skill Registry:</text:span> Volunteer &amp; competency database.</text:p>
        </text:list-item>
      </text:list>
      <text:h text:style-name="Heading_20_3" text:outline-level="3">2.3 Student &amp; Faculty Services</text:h>
      <text:list xml:id="list424205312340431200" text:style-name="L11">
        <text:list-item>
          <text:p text:style-name="P14"><text:span text:style-name="Strong_20_Emphasis">Advising:</text:span> Course planning and career guidance.</text:p>
        </text:list-item>
        <text:list-item>
          <text:p text:style-name="P14"><text:span text:style-name="Strong_20_Emphasis">Counseling:</text:span> Confidential support and mentorship programs.</text:p>
        </text:list-item>
        <text:list-item>
          <text:p text:style-name="P14"><text:span text:style-name="Strong_20_Emphasis">Accessibility:</text:span> Assistive technologies and accommodations.</text:p>
        </text:list-item>
      </text:list>
      <text:h text:style-name="Heading_20_3" text:outline-level="3">2.4 Professional &amp; Career Development</text:h>
      <text:list xml:id="list1990115863809963020" text:style-name="L12">
        <text:list-item>
          <text:p text:style-name="P15"><text:span text:style-name="Strong_20_Emphasis">Internships/Placements:</text:span> Corporate, NGO, and government partnerships.</text:p>
        </text:list-item>
        <text:list-item>
          <text:p text:style-name="P15"><text:span text:style-name="Strong_20_Emphasis">Mentorship Programs:</text:span> Alumni and peer-to-peer coaching.</text:p>
        </text:list-item>
        <text:list-item>
          <text:p text:style-name="P15"><text:span text:style-name="Strong_20_Emphasis">Workshops:</text:span> Resume building, interview prep, networking.</text:p>
        </text:list-item>
      </text:list>
      <text:h text:style-name="Heading_20_2" text:outline-level="2">3. Future Development Initiatives</text:h>
      <text:p text:style-name="Text_20_body">MGU’s roadmap includes:</text:p>
      <text:list xml:id="list3822940440372943419" text:style-name="L13">
        <text:list-item>
          <text:p text:style-name="P16">Launching micro-credentials and stackable degree programs.</text:p>
        </text:list-item>
        <text:list-item>
          <text:p text:style-name="P16">Scaling global access through advanced digital infrastructure.</text:p>
        </text:list-item>
        <text:list-item>
          <text:p text:style-name="P16">Expanding innovation labs for AI, fintech, and sovereign systems research.</text:p>
        </text:list-item>
        <text:list-item>
          <text:p text:style-name="P16">Deepening partnerships with NGOs, governments, and private sector alliances.</text:p>
        </text:list-item>
      </text:list>
      <text:h text:style-name="Heading_20_2" text:outline-level="2">Conclusion</text:h>
      <text:p text:style-name="Text_20_body">Malone Global University is more than a digital university; it is a <text:span text:style-name="Strong_20_Emphasis">private educational civilization model</text:span>—an ecosystem of knowledge, community, and applied practice. Through modular design, cross-disciplinary integration, and community engagement, MGU delivers a sovereign educational platform with global reac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8T16:42:58.10</meta:creation-date>
    <dc:date>2025-08-22T14:20:10.33</dc:date>
    <dc:creator>Joseph Malone</dc:creator>
    <meta:editing-duration>PT12M41S</meta:editing-duration>
    <meta:editing-cycles>1</meta:editing-cycles>
    <meta:generator>OpenOffice/4.1.15$Win32 OpenOffice.org_project/4115m2$Build-9813</meta:generator>
    <meta:document-statistic meta:table-count="0" meta:image-count="0" meta:object-count="0" meta:page-count="3" meta:paragraph-count="69" meta:word-count="604" meta:character-count="4794"/>
  </office:meta>
</office:document-meta>
</file>